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2" svg:font-family="'Times New Roman'" style:font-family-generic="roman"/>
    <style:font-face style:name="Times New Roman1" svg:font-family="'Times New Roman'" style:font-adornments="Italic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1d548a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d548a" officeooo:paragraph-rsid="001d548a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3b72c6" officeooo:paragraph-rsid="003b72c6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62d970" officeooo:paragraph-rsid="0062d970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65ca34" officeooo:paragraph-rsid="0065ca34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2" fo:font-size="12pt" fo:font-weight="normal" officeooo:rsid="007029ae" officeooo:paragraph-rsid="007029a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2" fo:font-size="12pt" fo:font-weight="normal" officeooo:rsid="007029ae" officeooo:paragraph-rsid="00746326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margin-top="0cm" fo:margin-bottom="0cm" loext:contextual-spacing="true" fo:line-height="150%" fo:text-align="justify" style:justify-single-word="false"/>
      <style:text-properties style:font-name="Times New Roman2" fo:font-size="12pt" fo:font-style="normal" style:font-size-asian="10.5pt" style:font-style-asian="normal" style:font-size-complex="12pt" style:font-style-complex="normal"/>
    </style:style>
    <style:style style:name="P10" style:family="paragraph" style:parent-style-name="Text_20_body">
      <style:paragraph-properties fo:margin-top="0cm" fo:margin-bottom="0cm" loext:contextual-spacing="true" fo:line-height="150%" fo:text-align="justify" style:justify-single-word="false"/>
      <style:text-properties style:font-name="Times New Roman2" fo:font-size="12pt" fo:font-style="normal" fo:font-weight="normal" officeooo:rsid="007ef494" officeooo:paragraph-rsid="008e850d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true" fo:line-height="150%" fo:text-align="justify" style:justify-single-word="false"/>
      <style:text-properties style:font-name="Times New Roman2" fo:font-size="12pt" fo:font-style="normal" fo:font-weight="normal" officeooo:rsid="0094d5d8" officeooo:paragraph-rsid="0094d5d8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true" fo:line-height="150%" fo:text-align="justify" style:justify-single-word="false"/>
      <style:text-properties style:font-name="Times New Roman2" fo:font-size="12pt" fo:font-style="normal" fo:font-weight="normal" officeooo:rsid="00d2172d" officeooo:paragraph-rsid="00d2172d" style:font-name-asian="Microsoft YaHei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P13" style:family="paragraph" style:parent-style-name="Text_20_body">
      <style:paragraph-properties fo:margin-top="0cm" fo:margin-bottom="0cm" loext:contextual-spacing="true" fo:line-height="150%" fo:text-align="justify" style:justify-single-word="false"/>
      <style:text-properties style:font-name="Times New Roman2"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top="0cm" fo:margin-bottom="0cm" loext:contextual-spacing="true" fo:line-height="150%" fo:text-align="justify" style:justify-single-word="false"/>
      <style:text-properties officeooo:paragraph-rsid="00b9b3b3"/>
    </style:style>
    <style:style style:name="P15" style:family="paragraph" style:parent-style-name="Text_20_body">
      <style:paragraph-properties fo:margin-top="0cm" fo:margin-bottom="0cm" loext:contextual-spacing="true" fo:line-height="150%" fo:text-align="justify" style:justify-single-word="false"/>
      <style:text-properties fo:font-size="12pt" style:font-size-asian="10.5pt" style:font-size-complex="12pt"/>
    </style:style>
    <style:style style:name="P16" style:family="paragraph" style:parent-style-name="Standard">
      <style:paragraph-properties fo:margin-top="0cm" fo:margin-bottom="0cm" loext:contextual-spacing="true" fo:line-height="150%" fo:text-align="justify" style:justify-single-word="false"/>
      <style:text-properties style:font-name="Times New Roman2" fo:font-size="14pt" fo:font-weight="bold" officeooo:rsid="007a9720" officeooo:paragraph-rsid="007a9720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margin-top="0cm" fo:margin-bottom="0cm" loext:contextual-spacing="true" fo:line-height="150%" fo:text-align="justify" style:justify-single-word="false" fo:break-before="page"/>
      <style:text-properties style:font-name="Times New Roman2" fo:font-size="14pt" fo:font-style="normal" fo:font-weight="bold" officeooo:rsid="00d2172d" officeooo:paragraph-rsid="00d2172d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0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" fo:font-size="14pt" fo:font-weight="bold" officeooo:paragraph-rsid="001d548a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officeooo:paragraph-rsid="0062d970"/>
    </style:style>
    <style:style style:name="P22" style:family="paragraph" style:parent-style-name="Heading_20_1">
      <style:paragraph-properties fo:break-before="page"/>
      <style:text-properties style:font-name="Times New Roman2" fo:font-size="14pt" fo:font-weight="bold" officeooo:rsid="00710e21" style:font-size-asian="14pt" style:font-weight-asian="bold" style:font-size-complex="14pt" style:font-weight-complex="bold"/>
    </style:style>
    <style:style style:name="P23" style:family="paragraph" style:parent-style-name="Heading_20_1">
      <style:paragraph-properties fo:break-before="page"/>
      <style:text-properties style:font-name="Times New Roman2" fo:font-size="14pt" style:font-size-asian="14pt" style:font-size-complex="14pt"/>
    </style:style>
    <style:style style:name="P24" style:family="paragraph" style:parent-style-name="Heading_20_1">
      <style:paragraph-properties fo:margin-top="0cm" fo:margin-bottom="0cm" loext:contextual-spacing="true" fo:line-height="150%" fo:break-before="page"/>
      <style:text-properties style:font-name="Times New Roman2" fo:font-size="14pt" officeooo:rsid="00b9b3b3" officeooo:paragraph-rsid="00b9b3b3" style:font-size-asian="14pt" style:font-size-complex="14pt"/>
    </style:style>
    <style:style style:name="P25" style:family="paragraph" style:parent-style-name="Heading_20_1">
      <style:paragraph-properties fo:margin-top="0cm" fo:margin-bottom="0cm" loext:contextual-spacing="true" fo:line-height="150%" fo:break-before="page"/>
      <style:text-properties style:font-name="Times New Roman2" fo:font-size="14pt" style:font-size-asian="14pt" style:font-size-complex="14pt"/>
    </style:style>
    <style:style style:name="P26" style:family="paragraph" style:parent-style-name="Heading_20_1">
      <style:paragraph-properties fo:margin-top="0cm" fo:margin-bottom="0cm" loext:contextual-spacing="true" fo:line-height="150%" fo:text-align="justify" style:justify-single-word="false" fo:break-before="page"/>
      <style:text-properties style:font-name="Times New Roman2" fo:font-size="14pt" style:font-size-asian="14pt" style:font-size-complex="14pt"/>
    </style:style>
    <style:style style:name="T1" style:family="text">
      <style:text-properties fo:font-style="italic" officeooo:rsid="00710e21" style:font-style-asian="italic" style:font-style-complex="italic"/>
    </style:style>
    <style:style style:name="T2" style:family="text">
      <style:text-properties fo:font-style="italic" officeooo:rsid="007148b2" style:font-style-asian="italic" style:font-style-complex="italic"/>
    </style:style>
    <style:style style:name="T3" style:family="text">
      <style:text-properties fo:font-style="italic" officeooo:rsid="00813f15" style:font-style-asian="italic" style:font-style-complex="italic"/>
    </style:style>
    <style:style style:name="T4" style:family="text">
      <style:text-properties fo:font-style="italic" officeooo:rsid="00846ead" style:font-style-asian="italic" style:font-style-complex="italic"/>
    </style:style>
    <style:style style:name="T5" style:family="text">
      <style:text-properties fo:font-style="italic" officeooo:rsid="0086b7f4" style:font-style-asian="italic" style:font-style-complex="italic"/>
    </style:style>
    <style:style style:name="T6" style:family="text">
      <style:text-properties fo:font-style="italic" officeooo:rsid="008c04ef" style:font-style-asian="italic" style:font-style-complex="italic"/>
    </style:style>
    <style:style style:name="T7" style:family="text">
      <style:text-properties fo:font-style="italic" officeooo:rsid="00902f6b" style:font-style-asian="italic" style:font-style-complex="italic"/>
    </style:style>
    <style:style style:name="T8" style:family="text">
      <style:text-properties fo:font-style="italic" officeooo:rsid="00917ab2" style:font-style-asian="italic" style:font-style-complex="italic"/>
    </style:style>
    <style:style style:name="T9" style:family="text">
      <style:text-properties fo:font-style="italic" officeooo:rsid="0091804e" style:font-style-asian="italic" style:font-style-complex="italic"/>
    </style:style>
    <style:style style:name="T10" style:family="text">
      <style:text-properties fo:font-style="italic" officeooo:rsid="00971ec3" style:font-style-asian="italic" style:font-style-complex="italic"/>
    </style:style>
    <style:style style:name="T11" style:family="text">
      <style:text-properties fo:font-style="italic" officeooo:rsid="00a9637b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710e21" style:font-style-asian="normal" style:font-style-complex="normal"/>
    </style:style>
    <style:style style:name="T14" style:family="text">
      <style:text-properties fo:font-style="normal" officeooo:rsid="007148b2" style:font-style-asian="normal" style:font-style-complex="normal"/>
    </style:style>
    <style:style style:name="T15" style:family="text">
      <style:text-properties fo:font-style="normal" officeooo:rsid="0073098a" style:font-style-asian="normal" style:font-style-complex="normal"/>
    </style:style>
    <style:style style:name="T16" style:family="text">
      <style:text-properties fo:font-style="normal" officeooo:rsid="00746326" style:font-style-asian="normal" style:font-style-complex="normal"/>
    </style:style>
    <style:style style:name="T17" style:family="text">
      <style:text-properties fo:font-style="normal" officeooo:rsid="0075f5ae" style:font-style-asian="normal" style:font-style-complex="normal"/>
    </style:style>
    <style:style style:name="T18" style:family="text">
      <style:text-properties fo:font-style="normal" officeooo:rsid="00773784" style:font-style-asian="normal" style:font-style-complex="normal"/>
    </style:style>
    <style:style style:name="T19" style:family="text">
      <style:text-properties fo:font-style="normal" officeooo:rsid="0078f063" style:font-style-asian="normal" style:font-style-complex="normal"/>
    </style:style>
    <style:style style:name="T20" style:family="text">
      <style:text-properties fo:font-style="normal" officeooo:rsid="00a9637b" style:font-style-asian="normal" style:font-style-complex="normal"/>
    </style:style>
    <style:style style:name="T21" style:family="text">
      <style:text-properties fo:font-style="normal" officeooo:rsid="00afcf05" style:font-style-asian="normal" style:font-style-complex="normal"/>
    </style:style>
    <style:style style:name="T22" style:family="text">
      <style:text-properties fo:font-style="normal" officeooo:rsid="00b183c9" style:font-style-asian="normal" style:font-style-complex="normal"/>
    </style:style>
    <style:style style:name="T23" style:family="text">
      <style:text-properties fo:font-style="normal" officeooo:rsid="00b30640" style:font-style-asian="normal" style:font-style-complex="normal"/>
    </style:style>
    <style:style style:name="T24" style:family="text">
      <style:text-properties officeooo:rsid="0066d182"/>
    </style:style>
    <style:style style:name="T25" style:family="text">
      <style:text-properties officeooo:rsid="00691c34"/>
    </style:style>
    <style:style style:name="T26" style:family="text">
      <style:text-properties officeooo:rsid="006abea4"/>
    </style:style>
    <style:style style:name="T27" style:family="text">
      <style:text-properties officeooo:rsid="006eb13e"/>
    </style:style>
    <style:style style:name="T28" style:family="text">
      <style:text-properties officeooo:rsid="00710e21"/>
    </style:style>
    <style:style style:name="T29" style:family="text">
      <style:text-properties fo:font-size="12pt" fo:font-style="normal" fo:font-weight="normal" officeooo:rsid="007e0c7c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normal" officeooo:rsid="007ef494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officeooo:rsid="00813f15"/>
    </style:style>
    <style:style style:name="T32" style:family="text">
      <style:text-properties officeooo:rsid="00846ead"/>
    </style:style>
    <style:style style:name="T33" style:family="text">
      <style:text-properties officeooo:rsid="0086b7f4"/>
    </style:style>
    <style:style style:name="T34" style:family="text">
      <style:text-properties officeooo:rsid="008c04ef"/>
    </style:style>
    <style:style style:name="T35" style:family="text">
      <style:text-properties officeooo:rsid="00902f6b"/>
    </style:style>
    <style:style style:name="T36" style:family="text">
      <style:text-properties officeooo:rsid="00917ab2"/>
    </style:style>
    <style:style style:name="T37" style:family="text">
      <style:text-properties officeooo:rsid="0091804e"/>
    </style:style>
    <style:style style:name="T38" style:family="text">
      <style:text-properties officeooo:rsid="009549cc"/>
    </style:style>
    <style:style style:name="T39" style:family="text">
      <style:text-properties officeooo:rsid="00971ec3"/>
    </style:style>
    <style:style style:name="T40" style:family="text">
      <style:text-properties officeooo:rsid="009e1486"/>
    </style:style>
    <style:style style:name="T41" style:family="text">
      <style:text-properties officeooo:rsid="00a32268"/>
    </style:style>
    <style:style style:name="T42" style:family="text">
      <style:text-properties officeooo:rsid="00a9637b"/>
    </style:style>
    <style:style style:name="T43" style:family="text">
      <style:text-properties officeooo:rsid="00aec94f"/>
    </style:style>
    <style:style style:name="T44" style:family="text">
      <style:text-properties officeooo:rsid="00b9b3b3"/>
    </style:style>
    <style:style style:name="T45" style:family="text">
      <style:text-properties style:font-name="Times New Roman2" fo:font-size="14pt" officeooo:rsid="00b9b3b3" style:font-size-asian="14pt" style:font-size-complex="14pt"/>
    </style:style>
    <style:style style:name="T46" style:family="text">
      <style:text-properties style:font-name="Times New Roman2" fo:font-size="14pt" officeooo:rsid="00babd08" style:font-size-asian="14pt" style:font-size-complex="14pt"/>
    </style:style>
    <style:style style:name="T47" style:family="text">
      <style:text-properties style:font-name="Times New Roman2" fo:font-size="14pt" officeooo:rsid="00bac031" style:font-size-asian="14pt" style:font-size-complex="14pt"/>
    </style:style>
    <style:style style:name="T48" style:family="text">
      <style:text-properties style:font-name="Times New Roman2" fo:font-size="14pt" officeooo:rsid="00bc4283" style:font-size-asian="14pt" style:font-size-complex="14pt"/>
    </style:style>
    <style:style style:name="T49" style:family="text">
      <style:text-properties style:font-name="Times New Roman2" fo:font-size="14pt" fo:font-style="italic" officeooo:rsid="00bc4283" style:font-size-asian="14pt" style:font-style-asian="italic" style:font-size-complex="14pt" style:font-style-complex="italic"/>
    </style:style>
    <style:style style:name="T50" style:family="text">
      <style:text-properties style:font-name="Times New Roman2" fo:font-size="14pt" fo:font-style="normal" officeooo:rsid="00bc4283" style:font-size-asian="14pt" style:font-style-asian="normal" style:font-size-complex="14pt" style:font-style-complex="normal"/>
    </style:style>
    <style:style style:name="T51" style:family="text">
      <style:text-properties style:font-name="Times New Roman2" fo:font-size="14pt" fo:font-style="normal" officeooo:rsid="00bd43db" style:font-size-asian="14pt" style:font-style-asian="normal" style:font-size-complex="14pt" style:font-style-complex="normal"/>
    </style:style>
    <style:style style:name="T52" style:family="text">
      <style:text-properties style:font-name="Times New Roman2" fo:font-size="14pt" fo:font-style="normal" officeooo:rsid="00bf19b0" style:font-size-asian="14pt" style:font-style-asian="normal" style:font-size-complex="14pt" style:font-style-complex="normal"/>
    </style:style>
    <style:style style:name="T53" style:family="text">
      <style:text-properties style:font-name="Times New Roman2" officeooo:rsid="00b9b3b3"/>
    </style:style>
    <style:style style:name="T54" style:family="text">
      <style:text-properties style:font-name="Times New Roman2" officeooo:rsid="00c0be53"/>
    </style:style>
    <style:style style:name="T55" style:family="text">
      <style:text-properties style:font-name="Times New Roman2" officeooo:rsid="00c0ca87"/>
    </style:style>
    <style:style style:name="T56" style:family="text">
      <style:text-properties style:font-name="Times New Roman2" officeooo:rsid="00c1a09c"/>
    </style:style>
    <style:style style:name="T57" style:family="text">
      <style:text-properties style:font-name="Times New Roman2" officeooo:rsid="00c29c92"/>
    </style:style>
    <style:style style:name="T58" style:family="text">
      <style:text-properties style:font-name="Times New Roman2" officeooo:rsid="00c37a83"/>
    </style:style>
    <style:style style:name="T59" style:family="text">
      <style:text-properties style:font-name="Times New Roman2" officeooo:rsid="00c3fdee"/>
    </style:style>
    <style:style style:name="T60" style:family="text">
      <style:text-properties style:font-name="Times New Roman2" officeooo:rsid="00c5a651"/>
    </style:style>
    <style:style style:name="T61" style:family="text">
      <style:text-properties style:font-name="Times New Roman2" officeooo:rsid="00c603aa"/>
    </style:style>
    <style:style style:name="T62" style:family="text">
      <style:text-properties style:font-name="Times New Roman2" officeooo:rsid="00c68497"/>
    </style:style>
    <style:style style:name="T63" style:family="text">
      <style:text-properties style:font-name="Times New Roman2" officeooo:rsid="00c86ad8"/>
    </style:style>
    <style:style style:name="T64" style:family="text">
      <style:text-properties style:font-name="Times New Roman2" officeooo:rsid="00c9c1a9"/>
    </style:style>
    <style:style style:name="T65" style:family="text">
      <style:text-properties style:font-name="Times New Roman2" officeooo:rsid="00cbac26"/>
    </style:style>
    <style:style style:name="T66" style:family="text">
      <style:text-properties style:font-name="Times New Roman2" fo:font-style="italic" officeooo:rsid="00cbac26" style:font-style-asian="italic" style:font-style-complex="italic"/>
    </style:style>
    <style:style style:name="T67" style:family="text">
      <style:text-properties style:font-name="Times New Roman2" fo:font-style="normal" officeooo:rsid="00cbac26" style:font-style-asian="normal" style:font-style-complex="normal"/>
    </style:style>
    <style:style style:name="T68" style:family="text">
      <style:text-properties style:font-name="Times New Roman2" fo:font-style="normal" officeooo:rsid="00cc8c3e" style:font-style-asian="normal" style:font-style-complex="normal"/>
    </style:style>
    <style:style style:name="T69" style:family="text">
      <style:text-properties style:font-name="Times New Roman2" fo:font-style="normal" officeooo:rsid="00cd6b3c" style:font-style-asian="normal" style:font-style-complex="normal"/>
    </style:style>
    <style:style style:name="T70" style:family="text">
      <style:text-properties style:font-name="Times New Roman2" fo:font-style="normal" officeooo:rsid="00cec05a" style:font-style-asian="normal" style:font-style-complex="normal"/>
    </style:style>
    <style:style style:name="T71" style:family="text">
      <style:text-properties style:font-name="Times New Roman2" fo:font-style="normal" officeooo:rsid="00cf5abe" style:font-style-asian="normal" style:font-style-complex="normal"/>
    </style:style>
    <style:style style:name="T72" style:family="text">
      <style:text-properties fo:font-weight="bold"/>
    </style:style>
    <style:style style:name="T73" style:family="text">
      <style:text-properties style:font-name="Times New Roman" fo:font-size="14pt" fo:font-weight="bold" officeooo:rsid="00691c34" style:font-size-asian="14pt" style:font-weight-asian="bold" style:font-size-complex="14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onte"/>
        <text:sequence-decl text:display-outline-level="0" text:name="Figura"/>
      </text:sequence-decls>
      <text:p text:style-name="P20">UNIVERSIDADE DE SÃO PAULO</text:p>
      <text:p text:style-name="P1">BACHARELADO EM CIÊNCIA DA COMPUTAÇÃO</text:p>
      <text:p text:style-name="P2"/>
      <text:p text:style-name="P2"/>
      <text:p text:style-name="P2"/>
      <text:p text:style-name="P2"/>
      <text:p text:style-name="P2"/>
      <text:p text:style-name="P2"/>
      <text:p text:style-name="P4">Primeira Parte do Trabalho Prático (Parte I)</text:p>
      <text:p text:style-name="P6">SCC0215 – Organização de Arquivos</text:p>
      <text:p text:style-name="P6">Profa. Dra. Cristina Dutra de Aguiar Ciferri</text:p>
      <text:p text:style-name="P2"/>
      <text:p text:style-name="P2"/>
      <text:p text:style-name="P2"/>
      <text:p text:style-name="P2"/>
      <text:p text:style-name="P2"/>
      <text:p text:style-name="P2"/>
      <text:p text:style-name="P2">A<text:span text:style-name="T24">ndré</text:span> <text:span text:style-name="T24">Luís Storino</text:span> <text:span text:style-name="T24">Junior</text:span>, 9293668</text:p>
      <text:p text:style-name="P5">Francisco Mattos Fortes, 4590431</text:p>
      <text:p text:style-name="P21"><text:span text:style-name="T73">Leonardo Mendes Bonato, 9074308</text:span></text:p>
      <text:p text:style-name="P3"><text:span text:style-name="T26">Paulo Ricardo Jordão Miranda</text:span>, 1013345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ÃO CARLOS </text:p>
      <text:p text:style-name="P3"><text:span text:style-name="T27">07/05/</text:span>201<text:span text:style-name="T27">8</text:span></text:p>
      <text:table-of-content text:style-name="Sect1" text:protected="true" text:name="Table of Contents1">
        <text:table-of-content-source text:outline-level="10">
          <text:index-title-template text:style-name="Contents_20_Heading">Indí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">Indíce</text:p>
          </text:index-title>
          <text:p text:style-name="P19"><text:a xlink:type="simple" xlink:href="#__RefHeading___Toc501_285129065" text:style-name="Index_20_Link" text:visited-style-name="Index_20_Link">1 Escrevendo dados no arquivo binário de dados<text:tab/>3</text:a></text:p>
          <text:p text:style-name="P19"><text:a xlink:type="simple" xlink:href="#__RefHeading___Toc503_285129065" text:style-name="Index_20_Link" text:visited-style-name="Index_20_Link"><text:span text:style-name="T12">2 </text:span></text:a><text:a xlink:type="simple" xlink:href="#__RefHeading___Toc503_285129065" text:style-name="Index_20_Link" text:visited-style-name="Index_20_Link"><text:span text:style-name="T12">Recupera</text:span></text:a><text:a xlink:type="simple" xlink:href="#__RefHeading___Toc503_285129065" text:style-name="Index_20_Link" text:visited-style-name="Index_20_Link"><text:span text:style-name="T12">ndo </text:span></text:a><text:a xlink:type="simple" xlink:href="#__RefHeading___Toc503_285129065" text:style-name="Index_20_Link" text:visited-style-name="Index_20_Link"><text:span text:style-name="T12">e imprimi</text:span></text:a><text:a xlink:type="simple" xlink:href="#__RefHeading___Toc503_285129065" text:style-name="Index_20_Link" text:visited-style-name="Index_20_Link"><text:span text:style-name="T12">ndo</text:span></text:a><text:a xlink:type="simple" xlink:href="#__RefHeading___Toc503_285129065" text:style-name="Index_20_Link" text:visited-style-name="Index_20_Link"><text:span text:style-name="T12"> todos os registros</text:span></text:a><text:a xlink:type="simple" xlink:href="#__RefHeading___Toc503_285129065" text:style-name="Index_20_Link" text:visited-style-name="Index_20_Link"><text:tab/>4</text:a></text:p>
          <text:p text:style-name="P19"><text:a xlink:type="simple" xlink:href="#__RefHeading___Toc505_285129065" text:style-name="Index_20_Link" text:visited-style-name="Index_20_Link"><text:span text:style-name="T12">3 Recuperando e imprimindo todos os registros </text:span></text:a><text:a xlink:type="simple" xlink:href="#__RefHeading___Toc505_285129065" text:style-name="Index_20_Link" text:visited-style-name="Index_20_Link"><text:span text:style-name="T12">satisfazendo um critério</text:span></text:a><text:a xlink:type="simple" xlink:href="#__RefHeading___Toc505_285129065" text:style-name="Index_20_Link" text:visited-style-name="Index_20_Link"><text:tab/>5</text:a></text:p>
          <text:p text:style-name="P19"><text:a xlink:type="simple" xlink:href="#__RefHeading___Toc507_285129065" text:style-name="Index_20_Link" text:visited-style-name="Index_20_Link">4 Recuperando e imprimindo um registro através de seu RRN<text:tab/>6</text:a></text:p>
          <text:p text:style-name="P19"><text:a xlink:type="simple" xlink:href="#__RefHeading___Toc509_285129065" text:style-name="Index_20_Link" text:visited-style-name="Index_20_Link">5 Removendo logicamente um registro<text:tab/>7</text:a></text:p>
          <text:p text:style-name="P19"><text:a xlink:type="simple" xlink:href="#__RefHeading___Toc511_285129065" text:style-name="Index_20_Link" text:visited-style-name="Index_20_Link">6 Adicionando um novo registro no arquivo de dados<text:tab/>8</text:a></text:p>
          <text:p text:style-name="P19"><text:a xlink:type="simple" xlink:href="#__RefHeading___Toc513_285129065" text:style-name="Index_20_Link" text:visited-style-name="Index_20_Link">7 Atualizando registros<text:tab/>9</text:a></text:p>
          <text:p text:style-name="P19"><text:a xlink:type="simple" xlink:href="#__RefHeading___Toc515_285129065" text:style-name="Index_20_Link" text:visited-style-name="Index_20_Link">8 Compactando o arquivo de dados<text:tab/>10</text:a></text:p>
          <text:p text:style-name="P19"><text:a xlink:type="simple" xlink:href="#__RefHeading___Toc517_285129065" text:style-name="Index_20_Link" text:visited-style-name="Index_20_Link">9 Imprimindo a pilha de registros logicamente removidos<text:tab/>11</text:a></text:p>
        </text:index-body>
      </text:table-of-content>
      <text:p text:style-name="P3"/>
      <text:h text:style-name="P22" text:outline-level="1"><text:bookmark-start text:name="__RefHeading___Toc501_285129065"/>1 Escrevendo dados no arquivo binário de dados<text:bookmark-end text:name="__RefHeading___Toc501_285129065"/></text:h>
      <text:p text:style-name="P7"><text:tab/><text:span text:style-name="T28">Esta seção trata da descrição em alto nível da implementação da primeira funcionalidade do trabalho prático, na qual consiste em recuperar os dados em </text:span><text:span text:style-name="T1">comma separated value</text:span><text:span text:style-name="T13"> (csv), e criar um arquivo em modo binário no qual conterá todos os dados recuperados em binário.</text:span></text:p>
      <text:p text:style-name="P8"><text:span text:style-name="T13"><text:tab/></text:span><text:span text:style-name="T14">O algoritmo consiste em ler linha por linha do arquivo .csv dado como parâmetro da função e, por meio de manipulação de funções que buscam por um determinado caractere em </text:span><text:span text:style-name="T2">strings</text:span><text:span text:style-name="T14">, filtra o que é dado e o que ponto e vírgula, tratando campos que podem ser nulos e variáveis, </text:span><text:span text:style-name="T15">e também o registro, que necessariamente deve ter um tamanho fixo</text:span><text:span text:style-name="T14">. </text:span><text:span text:style-name="T16">Cada linha lida no arquivo .csv, assim que o dado é encontrado e filtrado, ele é guardado em uma variável temporária, ao invés de uma estrutura de dados.</text:span><text:span text:style-name="T17"> </text:span><text:span text:style-name="T18">Após todos os dados de tamanho fixo serem guardados, por serem os primeiros campos do registro a serem inseridos, todos eles são escritos de uma vez. Para os dados de tamanho variável, são inseridos um de cada vez de acordo com a ordem proposta pelo trabalho, já que estes não são inseridos caso sejam nulos e, também por conta da decisão de projeto: utilizar uma variável para guardar os tamanhos de todos os campos fixos.</text:span></text:p>
      <text:p text:style-name="P8"><text:span text:style-name="T14"><text:tab/></text:span><text:span text:style-name="T19">Uma observação importante a ser feita é caso o arquivo binário já exista - nesse caso, os dados do mesmo é sobrescrito.</text:span></text:p>
      <text:h text:style-name="P23" text:outline-level="1"><text:bookmark-start text:name="__RefHeading___Toc503_285129065"/><text:span text:style-name="T12">2 </text:span><text:span text:style-name="T21">Recupera</text:span><text:span text:style-name="T22">ndo </text:span><text:span text:style-name="T21">e imprimi</text:span><text:span text:style-name="T22">ndo</text:span><text:span text:style-name="T21"> todos os registros</text:span><text:bookmark-end text:name="__RefHeading___Toc503_285129065"/></text:h>
      <text:p text:style-name="P16"><text:span text:style-name="T12"><text:tab/></text:span><text:span text:style-name="T29">Para a funcionalidade de número 2 (recuperar todos os dados escritos no arquivo binário descrita na seção 1), a função tem como parâmetro somente o nome do arquivo binário no qual se quer ler. Após a checagem para verificar se o arquivo existe, o algoritmo se utiliza, novamente, de variáveis e não de uma estrutura de dados </text:span><text:span text:style-name="T30">para guardar os valores lidos no arquivo binário. Quando lido campo a campo do registro – tomando uma cautela para caso o registro tenha sido excluído, pois este é ignorado e avança-se para o próximo – o algoritmo faz a checagem de campos nulos tanto para os campos de tamanho variável quanto para os campos de tamanho fixo. Caso haja algum campo com o valor nulo, este não será mostrado na saída do programa.</text:span></text:p>
      <text:h text:style-name="P23" text:outline-level="1"><text:bookmark-start text:name="__RefHeading___Toc505_285129065"/><text:span text:style-name="T12">3 Recuperando e imprimindo todos os registros </text:span><text:span text:style-name="T23">satisfazendo um critério</text:span><text:bookmark-end text:name="__RefHeading___Toc505_285129065"/></text:h>
      <text:p text:style-name="P9"><text:tab/><text:span text:style-name="T35">Imprimir todos os registros do arquivo binário que satisfaz um critério de busca, é uma função que tem como parâmetro o nome do arquivo binário, o campo que deve ser feita a buscae o valor que o campo deve conter. A função lê registro por registro e busca no campo de cada registro o valor passado como parâmetro para a função utilizando uma função para comparar </text:span><text:span text:style-name="T7">strings</text:span><text:span text:style-name="T35">, no caso de campos do tipo </text:span><text:span text:style-name="T8">string.</text:span><text:span text:style-name="T36"> Se o valor for encontrado é atribuído o valor 1 para uma variável que serve para indicar que o registro possui o valor procurado e que é para ser impresso todos os campos deste registro. Para controlar o caso de não existir que satisfaz o critério de busca, existe uma variável que funciona como uma </text:span><text:span text:style-name="T9">flag</text:span><text:span text:style-name="T37"> que indica que ao menos 1 registro ou nenhum registro satisfez o critério.</text:span></text:p>
      <text:h text:style-name="P23" text:outline-level="1"><text:bookmark-start text:name="__RefHeading___Toc507_285129065"/>4 <text:span text:style-name="T43">Recuperando e imprimindo</text:span> um registro através de seu RRN<text:bookmark-end text:name="__RefHeading___Toc507_285129065"/></text:h>
      <text:p text:style-name="P10"><text:tab/><text:span text:style-name="T31">A busca por RRN (</text:span><text:span text:style-name="T3">relative record number</text:span><text:span text:style-name="T31">), consiste em recuperar do arquivo de dados o registro através da posição relativa do registro no arquivo na qual é feito um cálculo para o </text:span><text:span text:style-name="T4">byte offset</text:span><text:span text:style-name="T32"> para onde o arquivo começa, e imprimir na tela os seus correspondentes campos.</text:span></text:p>
      <text:p text:style-name="P10"><text:tab/><text:span text:style-name="T33">A função consiste de dois parâmetros: o primeiro é o nome do arquivo binário que será utilizado para realizar a leitura, o segundo é o número relativo do registro (RRN) que servirá para calcular o </text:span><text:span text:style-name="T5">byte offset</text:span><text:span text:style-name="T33"> para o começo do registro. Quando o </text:span><text:span text:style-name="T6">byte offset </text:span><text:span text:style-name="T34">é calculado, é verificado se o registro não é um registro que já havia sido excluído; se é um registro excluído a função fecha o arquivo e retorna, caso contrário lê campo a campo e os imprime, checando, também, se é nulo.</text:span></text:p>
      <text:h text:style-name="P23" text:outline-level="1"><text:bookmark-start text:name="__RefHeading___Toc509_285129065"/>5 Removendo logicamente um registro<text:bookmark-end text:name="__RefHeading___Toc509_285129065"/></text:h>
      <text:p text:style-name="P11"><text:tab/>A função consiste em remover logicamente um registro do arquivo binário de dados utilizando <text:span text:style-name="T40">a</text:span> <text:span text:style-name="T38">abordagem dinâmica, na qual se utiliza de uma pilha que contém os registros logicamente removidos. </text:span></text:p>
      <text:p text:style-name="P11"><text:tab/><text:span text:style-name="T39">Dado um RRN e o nome do arquivo binário, a função calcula o </text:span><text:span text:style-name="T10">byte offset</text:span><text:span text:style-name="T39"> baseado no RRN passado como parâmetro para a função e, após ler o primeiro campo do registro é verificado se o valor do RRN é válido, ou seja, contém algum registro com o RRN dado, e, também, verifica se o registro não é um registro logicamente que havia sido removido anteriormente. Após essa verificação, se o registro é válido, a posição do arquivo é voltada para o começo do registro e o registro é então marcado como logicamente removido, a pilha é atualizada com o valor do RRN do registro logicamente removido.</text:span></text:p>
      <text:h text:style-name="P23" text:outline-level="1"><text:bookmark-start text:name="__RefHeading___Toc511_285129065"/>6 <text:span text:style-name="T41">Adicionando um novo registro no arquivo de dados</text:span><text:bookmark-end text:name="__RefHeading___Toc511_285129065"/></text:h>
      <text:p text:style-name="P13"><text:tab/><text:span text:style-name="T40">Adicionar um novo registro utilizando a abordagem dinâmica torna-se necessário checar, primeiramente, se a pilha de registros logicamente removidos está vazia para um melhor aproveitamento de espaço do arquivo de dados. Após checada, se a pilha não está vazia, então ela contém o RRN do último registro que foi logicamente removido do arquivo de dados e, desta forma, o novo registro ocupará a posição deste registro. Porém, antes de sobreescrever os campos deste registro que foi logicamente removido com os campos do registro a ser inserido, é necessário recuperar o próximo RRN do registro logicamente removido da pilha, para que este, se torne o novo topo da pilha. Feito isso, o novo registro ocupará a posição do registro logicamente removido e o topo da pilha é atualizado.</text:span></text:p>
      <text:p text:style-name="P13"><text:tab/><text:span text:style-name="T42">Caso o topo da pilha esteja vazia, significa que não há nenhum registro que foi logicamente removido, logo, basta adicionar o registro no final do arquivo de dados e salvar as alterações fechando o </text:span><text:span text:style-name="T11">stream</text:span><text:span text:style-name="T20">.</text:span></text:p>
      <text:h text:style-name="P24" text:outline-level="1"><text:bookmark-start text:name="__RefHeading___Toc513_285129065"/>7 Atualizando registros<text:bookmark-end text:name="__RefHeading___Toc513_285129065"/></text:h>
      <text:p text:style-name="P14"><text:span text:style-name="T45"><text:tab/></text:span><text:span text:style-name="T46">Em uma única linha é possível atualizar os campos de um registro no arquivo de dados previamente criado. Basta digitar o RRN do registro que terá os campos atualizados, e os novos valores que os campos terá após a finalização desta operação. </text:span></text:p>
      <text:p text:style-name="P14"><text:span text:style-name="T46"><text:tab/></text:span><text:span text:style-name="T47">A função de atualização tem estes parâmetros </text:span><text:span text:style-name="T48">que, após passados para a função, ela calcula o </text:span><text:span text:style-name="T49">byte offset</text:span><text:span text:style-name="T50"> do começo do registro a ser atualizado, </text:span><text:span text:style-name="T51">começa a escrever os campos, um por um, e, equanto escreve, vai checando para verificar os campos </text:span><text:span text:style-name="T52">fixo </text:span><text:span text:style-name="T51">nulos </text:span><text:span text:style-name="T52">e os campos de tamanhos variáveis nulos.</text:span></text:p>
      <text:h text:style-name="P26" text:outline-level="1"><text:bookmark-start text:name="__RefHeading___Toc515_285129065"/>8 <text:span text:style-name="T44">Compactando o arquivo de dados</text:span><text:bookmark-end text:name="__RefHeading___Toc515_285129065"/></text:h>
      <text:p text:style-name="P15"><text:span text:style-name="T53"><text:tab/></text:span><text:span text:style-name="T54">A compactação de arquivos torna-se necessária quando há muitos registros logicamente removidos, porém, não aproveitados quando acontece uma nova operação de inserção de registro no arquivo de dados. </text:span><text:span text:style-name="T55">Desta maneira cria-se uma fragmentação interna no arquivo de dados, criando-se “buracos” entre um registro e outro e, aumentando assim, consideravelmente o tamanho do arquivo de dados no disco.</text:span></text:p>
      <text:p text:style-name="P15"><text:span text:style-name="T55"><text:tab/></text:span><text:span text:style-name="T56">Para compactar um arquivo de dados é necessário criar outro novo que contenha todos os registros do arquivo de dados antigo exceto os registros logicamente removidos. E é exatamente o que a função de compactação faz, ela percorre registro a registro, ignorando os registros logicamente removidos, e, assim que lê um campo de um registro válido do arquivo de dados “antigo”, ele insere no arquivo de dados compactado (“novo”). </text:span><text:span text:style-name="T57">Quando a função insere os campos, ela também os faz um verificação dos campos fixos e variáveis que são nulos e certifica de que serão escritos no arquivo compactado de maneira correta.</text:span></text:p>
      <text:p text:style-name="P15"><text:span text:style-name="T57"><text:tab/></text:span><text:span text:style-name="T58">Ao final destas movimentações de registros entre os arquivos de dados, é necessário excluir o arquivo de dados antigo </text:span><text:span text:style-name="T59">e renomear o arquivo de dados compactado.</text:span></text:p>
      <text:h text:style-name="P25" text:outline-level="1"><text:bookmark-start text:name="__RefHeading___Toc517_285129065"/>9 <text:span text:style-name="T44">Imprimindo a pilha de registros logicamente removidos</text:span><text:bookmark-end text:name="__RefHeading___Toc517_285129065"/></text:h>
      <text:p text:style-name="P15"><text:span text:style-name="T53"><text:tab/></text:span><text:span text:style-name="T60">Para imprimir a pilha é necessário que um ou mais registros tenham sido removidos logicamente do arquivo de dados.</text:span></text:p>
      <text:p text:style-name="P15"><text:span text:style-name="T60"><text:tab/></text:span><text:span text:style-name="T61">A função começa recuperando o topo da pilha que está no cabeçalho do arquivo de dados </text:span><text:span text:style-name="T62">e verificando se a mesma está vazia (caso o topo esteja com o valor de -1, a pilha de registros logicamente removidos está vazia) - </text:span><text:span text:style-name="T64">o</text:span><text:span text:style-name="T63"> topo da pilha sempre armazena o último RRN do registro logicamente removido. </text:span><text:span text:style-name="T64">Após recuperar </text:span><text:span text:style-name="T65">o topo da pilha é calculado o </text:span><text:span text:style-name="T66">byte offset </text:span><text:span text:style-name="T68"><text:s text:c="2"/>para o começo dos registros logicamente removidos,</text:span><text:span text:style-name="T67"> utilizando os RRNs recuperados do topo da pilha. </text:span><text:span text:style-name="T69">Antes de prosseguir para os demais registros logicamente removidos, o topo atual da pilha é impresso, </text:span><text:span text:style-name="T70">e depois é recuperado </text:span><text:span text:style-name="T71">o “prómixo” topo da pilha, seguindo, desta maneira, os seguintes registros logicamente removidos.</text:span></text:p>
      <text:p text:style-name="P17">Referências bibliográficas</text:p>
      <text:p text:style-name="P12">LOOSERMORE, Sandra; STALLMAN, Richard M. <text:span text:style-name="T72">Input/Output on Streams (The GNU C Library)</text:span>. Disponível em: &lt;https://www.gnu.org/software/libc/manual/html_node/I_002fO-on-Streams.html#I_002fO-on-Streams&gt;. Acesso em: 08 maio 2018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2" svg:font-family="'Times New Roman'" style:font-family-generic="roman"/>
    <style:font-face style:name="Times New Roman1" svg:font-family="'Times New Roman'" style:font-adornments="Italic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nte" style:family="paragraph" style:parent-style-name="Caption"/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family="'Times New Roman'" style:font-style-name="Italic" style:font-family-generic="roman" fo:font-size="16pt" fo:font-style="normal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9:01:06.238596546</meta:creation-date>
    <dc:date>2018-05-09T14:17:56.475806647</dc:date>
    <meta:editing-duration>PT7H5M46S</meta:editing-duration>
    <meta:editing-cycles>165</meta:editing-cycles>
    <meta:generator>LibreOffice/6.0.3.2$Linux_X86_64 LibreOffice_project/00m0$Build-2</meta:generator>
    <meta:document-statistic meta:table-count="0" meta:image-count="0" meta:object-count="0" meta:page-count="12" meta:paragraph-count="50" meta:word-count="1557" meta:character-count="9287" meta:non-whitespace-character-count="7753"/>
  </office:meta>
</office:document-meta>
</file>